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7676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3.85233333333333cm" style:use-optimal-column-width="true"/>
    </style:style>
    <style:style style:name="co5" style:family="table-column">
      <style:table-column-properties fo:break-before="auto" style:column-width="3.89466666666667cm" style:use-optimal-column-width="true"/>
    </style:style>
    <style:style style:name="co6" style:family="table-column">
      <style:table-column-properties fo:break-before="auto" style:column-width="2.413cm" style:use-optimal-column-width="true"/>
    </style:style>
    <style:style style:name="co7" style:family="table-column">
      <style:table-column-properties fo:break-before="auto" style:column-width="1.714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ndexed Files Tutorial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Q1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Index</text:p>
          </table:table-cell>
          <table:table-cell office:value-type="string" table:style-name="ce2">
            <text:p>Bucket</text:p>
          </table:table-cell>
          <table:table-cell table:style-name="ce2"/>
          <table:table-cell office:value-type="string" table:style-name="ce2">
            <text:p>Data File</text:p>
          </table:table-cell>
          <table:table-cell office:value-type="string" table:style-name="ce2">
            <text:p>Overflow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">
            <text:p>S1 / S3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S1</text:p>
          </table:table-cell>
          <table:table-cell office:value-type="string" table:style-name="ce2">
            <text:p>S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">
            <text:p>S4 / S5 / S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2">
            <text:p>S3</text:p>
          </table:table-cell>
          <table:table-cell office:value-type="string" table:style-name="ce2">
            <text:p>S10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">
            <office:annotation draw:style-name="a0" svg:x="2.49166666666667in" svg:y="1.04166666666667in" svg:width="1.4in" svg:height="0.841666666666667in">
              <text:p>Comment:</text:p>
              <text:p><text:s text:c="4"/>Highest Number for the level 2 index</text:p>
            </office:annotation>
            <text:p>S8 / S9 / S1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2">
            <text:p>Free</text:p>
          </table:table-cell>
          <table:table-cell office:value-type="string" table:style-name="ce2">
            <text:p>S1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">
            <text:p>S14 / S15 / S1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2">
            <text:p>S4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S17 / S18 / S2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S5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6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8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9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12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14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15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S16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4"/>
          <table:table-cell office:value-type="string" table:style-name="ce2">
            <text:p>S17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table:style-name="ce2">
            <text:p>S18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table:style-name="ce2">
            <text:p>S2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Q2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dexed Files Tutorial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2">
            <text:p>Q2</text:p>
          </table:table-cell>
          <table:table-cell office:value-type="string" table:style-name="ce2">
            <text:p>Index Level 2</text:p>
          </table:table-cell>
          <table:table-cell office:value-type="string" table:style-name="ce2">
            <text:p>Index Level 1</text:p>
          </table:table-cell>
          <table:table-cell table:style-name="ce2"/>
          <table:table-cell office:value-type="string" table:style-name="ce2">
            <text:p>Data File</text:p>
          </table:table-cell>
          <table:table-cell table:number-columns-repeated="16379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S02 / S03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S05 / S07</text:p>
          </table:table-cell>
          <table:table-cell table:style-name="ce2"/>
          <table:table-cell office:value-type="string" table:style-name="ce3">
            <text:p>S02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S02 / S03 / S05 / S07</text:p>
          </table:table-cell>
          <table:table-cell table:number-columns-repeated="2" table:style-name="ce2"/>
          <table:table-cell office:value-type="string" table:style-name="ce3">
            <text:p>S03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S08 / S09 / S11 / S14</text:p>
          </table:table-cell>
          <table:table-cell table:number-columns-repeated="2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S08 / S09</text:p>
          </table:table-cell>
          <table:table-cell table:style-name="ce2"/>
          <table:table-cell office:value-type="string" table:style-name="ce3">
            <text:p>S05</text:p>
          </table:table-cell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S11 / S14</text:p>
          </table:table-cell>
          <table:table-cell table:style-name="ce2"/>
          <table:table-cell office:value-type="string" table:style-name="ce3">
            <text:p>S07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S08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S09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S11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S14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3">
            <text:p>Free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rk Baber</dc:creator>
    <meta:creation-date>2019-11-26T11:11:03Z</meta:creation-date>
    <dc:date>2020-04-07T09:56:58Z</dc:date>
    <meta:editing-cycles>1</meta:editing-cycles>
    <meta:editing-duration>PT506S</meta:editing-duration>
  </office:meta>
</office:document-meta>
</file>